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0200000490E438B8E35C7C73F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111cm)" draw:image-opacity="100%" style:mirror="none"/>
    </style:style>
    <style:style style:name="gr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9cm" fo:min-width="9.8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55cm" svg:height="8.103cm" svg:x="0cm" svg:y="0.186cm">
          <draw:image xlink:href="Pictures/100000010000090200000490E438B8E35C7C73FC.png" xlink:type="simple" xlink:show="embed" xlink:actuate="onLoad" draw:mime-type="image/png">
            <text:p/>
          </draw:image>
        </draw:frame>
        <draw:custom-shape draw:style-name="gr2" draw:text-style-name="P2" draw:layer="layout" svg:width="10.4cm" svg:height="1.2cm" svg:x="0.3cm" svg:y="5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4-26T17:06:44.855840059</dc:date>
    <meta:editing-duration>PT5M23S</meta:editing-duration>
    <meta:editing-cycles>5</meta:editing-cycles>
    <meta:generator>LibreOffice/7.3.1.3$MacOSX_AARCH64 LibreOffice_project/a69ca51ded25f3eefd52d7bf9a5fad8c90b87951</meta:generator>
    <meta:document-statistic meta:object-count="2"/>
  </office:meta>
</office:document-meta>
</file>